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9.985cm"/>
    </style:style>
    <style:style style:family="table-column" style:name="co2">
      <style:table-column-properties fo:break-before="auto" style:column-width="4.419cm"/>
    </style:style>
    <style:style style:family="table-column" style:name="co3">
      <style:table-column-properties fo:break-before="auto" style:column-width="0.951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4.195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794cm"/>
    </style:style>
    <style:style style:family="table-row" style:name="ro4">
      <style:table-row-properties fo:break-before="auto" style:use-optimal-row-height="false" style:row-height="0.953cm"/>
    </style:style>
    <style:style style:family="table-row" style:name="ro5">
      <style:table-row-properties fo:break-before="auto" style:use-optimal-row-height="false" style:row-height="0.873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Normal_5f_Sheet1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 table:number-columns-repeated="1021"/>
        <table:table-row table:style-name="ro1">
          <table:table-cell ns41:value-type="string" table:style-name="TL Title" office:value-type="string">
            <office:annotation draw:style-name="gr1" svg:height="2.327cm" draw:caption-point-y="-0.043cm" svg:width="7.143cm" svg:x="10.404cm" draw:caption-point-x="-0.429cm" svg:y="0.053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ZEELAND - TWEEDE GEDEELTE - Gemeente's gewijze indeeling der provincie.</text:p>
          </table:table-cell>
          <table:table-cell table:style-name="ce1" table:number-columns-repeated="14"/>
          <table:table-cell ns41:value-type="string" table:style-name="ce1" office:value-type="string">
            <text:p>INDEELING DER BEWONERS NAAR</text:p>
          </table:table-cell>
          <table:table-cell table:style-name="ce1" table:number-columns-repeated="1008"/>
        </table:table-row>
        <table:table-row table:style-name="ro2">
          <table:table-cell table:style-name="ce2"/>
          <table:table-cell table:style-name="ce1" table:number-columns-repeated="1023"/>
        </table:table-row>
        <table:table-row table:style-name="ro3">
          <table:table-cell ns41:value-type="string" table:number-rows-spanned="5" table:style-name="TL RowProperty" table:number-columns-spanned="2" office:value-type="string">
            <text:p>GEMEENTEN</text:p>
          </table:table-cell>
          <table:covered-table-cell table:style-name="ce10"/>
          <table:table-cell table:style-name="ce16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25"/>
          <table:covered-table-cell table:style-name="ce33"/>
          <table:table-cell ns41:value-type="string" table:number-rows-spanned="5" table:style-name="TL ColHeader" table:number-columns-spanned="1" office:value-type="string">
            <text:p>Bewonde schepen.</text:p>
          </table:table-cell>
          <table:table-cell ns41:value-type="string" table:number-rows-spanned="5" table:style-name="TL ColHeader" table:number-columns-spanned="1" office:value-type="string">
            <text:p>Bewonde schepen en Huizen.</text:p>
          </table:table-cell>
          <table:table-cell ns41:value-type="string" table:number-rows-spanned="5" table:style-name="TL ColHeader" table:number-columns-spanned="1" office:value-type="string">
            <text:p>Huisgezinnen.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ce25"/>
          <table:covered-table-cell table:style-name="ce33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6"/>
          <table:covered-table-cell table:style-name="ce54"/>
          <table:table-cell table:style-name="ce57" table:number-columns-repeated="944"/>
        </table:table-row>
        <table:table-row table:style-name="ro3">
          <table:covered-table-cell table:style-name="ce4"/>
          <table:covered-table-cell table:style-name="ce11"/>
          <table:table-cell table:style-name="ce17"/>
          <table:covered-table-cell table:style-name="ce19"/>
          <table:covered-table-cell table:style-name="ce26"/>
          <table:covered-table-cell table:style-name="ce34"/>
          <table:covered-table-cell table:style-name="TL ColHeader" table:number-columns-repeated="3"/>
          <table:covered-table-cell table:style-name="ce39"/>
          <table:covered-table-cell table:style-name="ce26"/>
          <table:covered-table-cell table:style-name="ce34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6"/>
          <table:covered-table-cell table:style-name="ce47"/>
          <table:table-cell ns41:value-type="string" table:number-rows-spanned="1" table:style-name="TL ColHeader" table:number-columns-spanned="6" office:value-type="string">
            <text:p>BURGELIJKE STAAT</text:p>
          </table:table-cell>
          <table:covered-table-cell table:style-name="TL ColHeader" table:number-columns-repeated="4"/>
          <table:covered-table-cell table:style-name="ce47"/>
          <table:table-cell ns41:value-type="string" table:number-rows-spanned="1" table:style-name="TL ColHeader" table:number-columns-spanned="16" office:value-type="string">
            <text:p>GEBOORTE PLAATS</text:p>
          </table:table-cell>
          <table:covered-table-cell table:style-name="TL ColHeader" table:number-columns-repeated="14"/>
          <table:covered-table-cell table:style-name="ce52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6"/>
          <table:covered-table-cell table:style-name="ce55"/>
          <table:table-cell table:style-name="ce57" table:number-columns-repeated="944"/>
        </table:table-row>
        <table:table-row table:style-name="ro4">
          <table:covered-table-cell table:style-name="ce4"/>
          <table:covered-table-cell table:style-name="ce11"/>
          <table:table-cell table:style-name="ce17"/>
          <table:table-cell ns41:value-type="string" table:number-rows-spanned="3" table:style-name="TL ColHeader" table:number-columns-spanned="1" office:value-type="string">
            <text:p>Bewonde.</text:p>
          </table:table-cell>
          <table:table-cell ns41:value-type="string" table:number-rows-spanned="3" table:style-name="TL ColHeader" table:number-columns-spanned="1" office:value-type="string">
            <text:p>Onbewonde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Mannelijk.</text:p>
          </table:table-cell>
          <table:table-cell ns41:value-type="string" table:number-rows-spanned="3" table:style-name="TL ColHeader" table:number-columns-spanned="1" office:value-type="string">
            <text:p>Vrouwelijk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2" table:style-name="TL ColHeader" table:number-columns-spanned="2" office:value-type="string">
            <text:p>Gewoon</text:p>
          </table:table-cell>
          <table:covered-table-cell table:style-name="ce42"/>
          <table:table-cell ns41:value-type="string" table:number-rows-spanned="2" table:style-name="TL ColHeader" table:number-columns-spanned="2" office:value-type="string">
            <text:p>Tijdelijk</text:p>
          </table:table-cell>
          <table:covered-table-cell table:style-name="ce42"/>
          <table:table-cell ns41:value-type="string" table:number-rows-spanned="2" table:style-name="TL ColHeader" table:number-columns-spanned="2" office:value-type="string">
            <text:p>Doortrekkend</text:p>
          </table:table-cell>
          <table:covered-table-cell table:style-name="ce42"/>
          <table:table-cell ns41:value-type="string" table:number-rows-spanned="2" table:style-name="TL ColHeader" table:number-columns-spanned="2" office:value-type="string">
            <text:p>Personen tijdelijk afwezig, niet begrepen onder de vorige rubriek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Ongehuwd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Gehuwd</text:p>
          </table:table-cell>
          <table:covered-table-cell table:style-name="ce46"/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2" office:value-type="string">
            <text:p>In de gemeente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In de provincie buiten de gemeente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In eene andere provincie binnen het Rijk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In de bezittingen buiten Europa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In Duitschland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In België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In Engeland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In andere vreemde land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Nederduitsch Hervormd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Fransche of Waalsche Hervormdene 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Engelsche of Presbijteriaansche Hervormd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Leden der Schotse gemeente.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Anglicaansche Episcopal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Evangelisch Lutersch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Herstelde Lutersch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Doopsgezinden of Mennoniet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Remonstrant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Hernhutters of Moravische Broeders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Kwakers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Christelijk Afgescheiden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Roomsch Catholijk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Oud-Roomschen of van de Bisschoppelijke Klerezie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Griek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Armenian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Nederduitsche Israëlit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Portugesche Israëliten</text:p>
          </table:table-cell>
          <table:covered-table-cell table:style-name="ce46"/>
          <table:table-cell ns41:value-type="string" table:number-rows-spanned="2" table:style-name="TL ColHeader" table:number-columns-spanned="2" office:value-type="string">
            <text:p>Onbekend en tot geene der genoemde gezindheden behoorende</text:p>
          </table:table-cell>
          <table:covered-table-cell table:style-name="ce53"/>
          <table:table-cell table:style-name="ce57" table:number-columns-repeated="944"/>
        </table:table-row>
        <table:table-row table:style-name="ro5">
          <table:covered-table-cell table:style-name="ce4"/>
          <table:covered-table-cell table:style-name="ce11"/>
          <table:table-cell table:style-name="ce17"/>
          <table:covered-table-cell table:style-name="ce21"/>
          <table:covered-table-cell table:style-name="TL ColHeader" table:number-columns-repeated="8"/>
          <table:covered-table-cell table:style-name="TL ColHeader" table:number-columns-repeated="6"/>
          <table:covered-table-cell table:style-name="TL ColHeader" table:number-columns-repeated="6"/>
          <table:covered-table-cell table:style-name="TL ColHeader" table:number-columns-repeated="2"/>
          <table:covered-table-cell table:style-name="TL ColHeader" table:number-columns-repeated="53"/>
          <table:covered-table-cell table:style-name="ce53"/>
          <table:table-cell table:style-name="ce57" table:number-columns-repeated="944"/>
        </table:table-row>
        <table:table-row table:style-name="ro3">
          <table:covered-table-cell table:style-name="ce5"/>
          <table:covered-table-cell table:style-name="ce12"/>
          <table:table-cell table:style-name="ce17"/>
          <table:covered-table-cell table:style-name="ce20"/>
          <table:covered-table-cell table:style-name="TL ColHeader" table:number-columns-repeated="8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57" table:number-columns-repeated="944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2510" office:value-type="float">
            <text:p>2,51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3143" office:value-type="float">
            <text:p>3,1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18" office:value-type="float">
            <text:p>2,518</text:p>
          </table:table-cell>
          <table:table-cell ns41:value-type="float" table:style-name="TL Data" office:value="3805" office:value-type="float">
            <text:p>3,805</text:p>
          </table:table-cell>
          <table:table-cell ns41:value-type="float" table:style-name="TL Data" office:value="7207" office:value-type="float">
            <text:p>7,207</text:p>
          </table:table-cell>
          <table:table-cell ns41:value-type="float" table:style-name="TL Data" office:value="8677" office:value-type="float">
            <text:p>8,677</text:p>
          </table:table-cell>
          <table:table-cell ns41:value-type="float" table:style-name="TL Data" office:value="15884" office:value-type="float">
            <text:p>15,884</text:p>
          </table:table-cell>
          <table:table-cell ns41:value-type="float" table:style-name="TL Data" office:value="6860" office:value-type="float">
            <text:p>6,860</text:p>
          </table:table-cell>
          <table:table-cell ns41:value-type="float" table:style-name="TL Data" office:value="8539" office:value-type="float">
            <text:p>8,53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409" office:value-type="float">
            <text:p>4,409</text:p>
          </table:table-cell>
          <table:table-cell ns41:value-type="float" table:style-name="TL Data" office:value="5262" office:value-type="float">
            <text:p>5,262</text:p>
          </table:table-cell>
          <table:table-cell ns41:value-type="float" table:style-name="TL Data" office:value="2467" office:value-type="float">
            <text:p>2,467</text:p>
          </table:table-cell>
          <table:table-cell ns41:value-type="float" table:style-name="TL Data" office:value="2508" office:value-type="float">
            <text:p>2,50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4949" office:value-type="float">
            <text:p>4,949</text:p>
          </table:table-cell>
          <table:table-cell ns41:value-type="float" table:style-name="TL Data" office:value="5935" office:value-type="float">
            <text:p>5,935</text:p>
          </table:table-cell>
          <table:table-cell ns41:value-type="float" table:style-name="TL Data" office:value="1375" office:value-type="float">
            <text:p>1,375</text:p>
          </table:table-cell>
          <table:table-cell ns41:value-type="float" table:style-name="TL Data" office:value="1931" office:value-type="float">
            <text:p>1,931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5.62</text:p>
          </table:table-cell>
          <table:table-cell ns41:value-type="float" table:style-name="TL Data" office:value="7054" office:value-type="float">
            <text:p>7,05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Axel</text:p>
          </table:table-cell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9" office:value-type="float">
            <text:p>479</text:p>
          </table:table-cell>
          <table:table-cell table:style-name="TL Data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1251" office:value-type="float">
            <text:p>1,251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1201" office:value-type="float">
            <text:p>1,20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office:value="429" table:style-name="TL Data" table:number-columns-repeated="2" office:value-type="float">
            <text:p>4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1085" office:value-type="float">
            <text:p>1,08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081" office:value-type="float">
            <text:p>1,081</text:p>
          </table:table-cell>
          <table:table-cell table:style-name="TL Data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184" office:value-type="float">
            <text:p>1,184</text:p>
          </table:table-cell>
          <table:table-cell ns41:value-type="float" table:style-name="TL Data" office:value="2415" office:value-type="float">
            <text:p>2,415</text:p>
          </table:table-cell>
          <table:table-cell ns41:value-type="float" table:style-name="TL Data" office:value="2883" office:value-type="float">
            <text:p>2,883</text:p>
          </table:table-cell>
          <table:table-cell ns41:value-type="float" table:style-name="TL Data" office:value="5298" office:value-type="float">
            <text:p>5,298</text:p>
          </table:table-cell>
          <table:table-cell ns41:value-type="float" table:style-name="TL Data" office:value="2386" office:value-type="float">
            <text:p>2,386</text:p>
          </table:table-cell>
          <table:table-cell ns41:value-type="float" table:style-name="TL Data" office:value="2849" office:value-type="float">
            <text:p>2,8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63" office:value-type="float">
            <text:p>1,463</text:p>
          </table:table-cell>
          <table:table-cell ns41:value-type="float" table:style-name="TL Data" office:value="1763" office:value-type="float">
            <text:p>1,763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707" office:value-type="float">
            <text:p>1,707</text:p>
          </table:table-cell>
          <table:table-cell ns41:value-type="float" table:style-name="TL Data" office:value="1915" office:value-type="float">
            <text:p>1,91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4" office:value-type="float">
            <text:p>1,724</text:p>
          </table:table-cell>
          <table:table-cell ns41:value-type="float" table:style-name="TL Data" office:value="2091" office:value-type="float">
            <text:p>2,0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26" office:value-type="float">
            <text:p>626</text:p>
          </table:table-cell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059" office:value-type="float">
            <text:p>1,059</text:p>
          </table:table-cell>
          <table:table-cell ns41:value-type="float" table:style-name="TL Data" office:value="1305" office:value-type="float">
            <text:p>1,305</text:p>
          </table:table-cell>
          <table:table-cell ns41:value-type="float" table:style-name="TL Data" office:value="2364" office:value-type="float">
            <text:p>2,364</text:p>
          </table:table-cell>
          <table:table-cell ns41:value-type="float" table:style-name="TL Data" office:value="1046" office:value-type="float">
            <text:p>1,046</text:p>
          </table:table-cell>
          <table:table-cell ns41:value-type="float" table:style-name="TL Data" office:value="1297" office:value-type="float">
            <text:p>1,29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office:value="332" table:style-name="TL Data" table:number-columns-repeated="2" office:value-type="float">
            <text:p>33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1167" office:value-type="float">
            <text:p>1,167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568" office:value-type="float">
            <text:p>1,56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1261" office:value-type="float">
            <text:p>1,261</text:p>
          </table:table-cell>
          <table:table-cell ns41:value-type="float" table:style-name="TL Data" office:value="2423" office:value-type="float">
            <text:p>2,423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1247" office:value-type="float">
            <text:p>1,2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967" office:value-type="float">
            <text:p>967</text:p>
          </table:table-cell>
          <table:table-cell ns41:value-type="string" table:style-name="TL Data" office:value-type="string">
            <text:p>1.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Veere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68" office:value-type="float">
            <text:p>1,3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23" office:value-type="float">
            <text:p>1,123</text:p>
          </table:table-cell>
          <table:table-cell ns41:value-type="float" table:style-name="TL Data" office:value="2030" office:value-type="float">
            <text:p>2,030</text:p>
          </table:table-cell>
          <table:table-cell ns41:value-type="float" table:style-name="TL Data" office:value="5176" office:value-type="float">
            <text:p>5,176</text:p>
          </table:table-cell>
          <table:table-cell ns41:value-type="float" table:style-name="TL Data" office:value="4750" office:value-type="float">
            <text:p>4,750</text:p>
          </table:table-cell>
          <table:table-cell ns41:value-type="float" table:style-name="TL Data" office:value="9926" office:value-type="float">
            <text:p>9,926</text:p>
          </table:table-cell>
          <table:table-cell ns41:value-type="float" table:style-name="TL Data" office:value="3758" office:value-type="float">
            <text:p>3,758</text:p>
          </table:table-cell>
          <table:table-cell ns41:value-type="float" table:style-name="TL Data" office:value="4584" office:value-type="float">
            <text:p>4,584</text:p>
          </table:table-cell>
          <table:table-cell ns41:value-type="float" table:style-name="TL Data" office:value="1394" office:value-type="float">
            <text:p>1,39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54" office:value-type="float">
            <text:p>3,554</text:p>
          </table:table-cell>
          <table:table-cell ns41:value-type="float" table:style-name="TL Data" office:value="2859" office:value-type="float">
            <text:p>2,859</text:p>
          </table:table-cell>
          <table:table-cell ns41:value-type="float" table:style-name="TL Data" office:value="1463" office:value-type="float">
            <text:p>1,463</text:p>
          </table:table-cell>
          <table:table-cell ns41:value-type="float" table:style-name="TL Data" office:value="1473" office:value-type="float">
            <text:p>1,47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44" office:value-type="float">
            <text:p>2,544</text:p>
          </table:table-cell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515" office:value-type="float">
            <text:p>1,515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00" office:value-type="float">
            <text:p>3,400</text:p>
          </table:table-cell>
          <table:table-cell ns41:value-type="float" table:style-name="TL Data" office:value="3340" office:value-type="float">
            <text:p>3,3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75" office:value-type="float">
            <text:p>1,375</text:p>
          </table:table-cell>
          <table:table-cell ns41:value-type="float" table:style-name="TL Data" office:value="1111" office:value-type="float">
            <text:p>1,1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842" office:value-type="float">
            <text:p>1,8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71" office:value-type="float">
            <text:p>1,371</text:p>
          </table:table-cell>
          <table:table-cell ns41:value-type="float" table:style-name="TL Data" office:value="1566" office:value-type="float">
            <text:p>1,566</text:p>
          </table:table-cell>
          <table:table-cell ns41:value-type="float" table:style-name="TL Data" office:value="3294" office:value-type="float">
            <text:p>3,294</text:p>
          </table:table-cell>
          <table:table-cell ns41:value-type="float" table:style-name="TL Data" office:value="3798" office:value-type="float">
            <text:p>3,798</text:p>
          </table:table-cell>
          <table:table-cell ns41:value-type="float" table:style-name="TL Data" office:value="7092" office:value-type="float">
            <text:p>7,092</text:p>
          </table:table-cell>
          <table:table-cell ns41:value-type="float" table:style-name="TL Data" office:value="3230" office:value-type="float">
            <text:p>3,230</text:p>
          </table:table-cell>
          <table:table-cell ns41:value-type="float" table:style-name="TL Data" office:value="3738" office:value-type="float">
            <text:p>3,7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62" office:value-type="float">
            <text:p>2,062</text:p>
          </table:table-cell>
          <table:table-cell ns41:value-type="float" table:style-name="TL Data" office:value="2332" office:value-type="float">
            <text:p>2,332</text:p>
          </table:table-cell>
          <table:table-cell ns41:value-type="float" table:style-name="TL Data" office:value="1106" office:value-type="float">
            <text:p>1,106</text:p>
          </table:table-cell>
          <table:table-cell ns41:value-type="float" table:style-name="TL Data" office:value="1129" office:value-type="float">
            <text:p>1,12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505" office:value-type="float">
            <text:p>2,505</text:p>
          </table:table-cell>
          <table:table-cell ns41:value-type="float" table:style-name="TL Data" office:value="2848" office:value-type="float">
            <text:p>2,84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27" office:value-type="float">
            <text:p>2,327</text:p>
          </table:table-cell>
          <table:table-cell ns41:value-type="float" table:style-name="TL Data" office:value="2722" office:value-type="float">
            <text:p>2,722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921" office:value-type="float">
            <text:p>921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Totaal der STEDEN</text:p>
          </table:table-cell>
          <table:table-cell/>
          <table:table-cell ns41:value-type="float" table:style-name="TL Data" office:value="7590" office:value-type="float">
            <text:p>7,590</text:p>
          </table:table-cell>
          <table:table-cell ns41:value-type="float" table:style-name="TL Data" office:value="1951" office:value-type="float">
            <text:p>1,951</text:p>
          </table:table-cell>
          <table:table-cell ns41:value-type="float" table:style-name="TL Data" office:value="9541" office:value-type="float">
            <text:p>9,5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611" office:value-type="float">
            <text:p>7,611</text:p>
          </table:table-cell>
          <table:table-cell ns41:value-type="float" table:style-name="TL Data" office:value="10797" office:value-type="float">
            <text:p>10,797</text:p>
          </table:table-cell>
          <table:table-cell ns41:value-type="float" table:style-name="TL Data" office:value="22784" office:value-type="float">
            <text:p>22,784</text:p>
          </table:table-cell>
          <table:table-cell ns41:value-type="float" table:style-name="TL Data" office:value="25234" office:value-type="float">
            <text:p>25,234</text:p>
          </table:table-cell>
          <table:table-cell ns41:value-type="float" table:style-name="TL Data" office:value="48018" office:value-type="float">
            <text:p>48,018</text:p>
          </table:table-cell>
          <table:table-cell ns41:value-type="float" table:style-name="TL Data" office:value="20674" office:value-type="float">
            <text:p>20,674</text:p>
          </table:table-cell>
          <table:table-cell ns41:value-type="float" table:style-name="TL Data" office:value="24732" office:value-type="float">
            <text:p>24,732</text:p>
          </table:table-cell>
          <table:table-cell ns41:value-type="float" table:style-name="TL Data" office:value="1983" office:value-type="float">
            <text:p>1,98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4462" office:value-type="float">
            <text:p>14,462</text:p>
          </table:table-cell>
          <table:table-cell ns41:value-type="float" table:style-name="TL Data" office:value="15308" office:value-type="float">
            <text:p>15,308</text:p>
          </table:table-cell>
          <table:table-cell ns41:value-type="float" table:style-name="TL Data" office:value="7416" office:value-type="float">
            <text:p>7,416</text:p>
          </table:table-cell>
          <table:table-cell ns41:value-type="float" table:style-name="TL Data" office:value="7500" office:value-type="float">
            <text:p>7,50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426" office:value-type="float">
            <text:p>2,426</text:p>
          </table:table-cell>
          <table:table-cell ns41:value-type="float" table:style-name="TL Data" office:value="14842" office:value-type="float">
            <text:p>14,842</text:p>
          </table:table-cell>
          <table:table-cell ns41:value-type="float" table:style-name="TL Data" office:value="17055" office:value-type="float">
            <text:p>17,055</text:p>
          </table:table-cell>
          <table:table-cell ns41:value-type="float" table:style-name="TL Data" office:value="4034" office:value-type="float">
            <text:p>4,034</text:p>
          </table:table-cell>
          <table:table-cell ns41:value-type="float" table:style-name="TL Data" office:value="5388" office:value-type="float">
            <text:p>5,388</text:p>
          </table:table-cell>
          <table:table-cell ns41:value-type="float" table:style-name="TL Data" office:value="3083" office:value-type="float">
            <text:p>3,083</text:p>
          </table:table-cell>
          <table:table-cell ns41:value-type="float" table:style-name="TL Data" office:value="2118" office:value-type="float">
            <text:p>2,1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002" office:value-type="float">
            <text:p>16,002</text:p>
          </table:table-cell>
          <table:table-cell ns41:value-type="float" table:style-name="TL Data" office:value="18373" office:value-type="float">
            <text:p>18,37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3" office:value-type="float">
            <text:p>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277" office:value-type="float">
            <text:p>5,277</text:p>
          </table:table-cell>
          <table:table-cell ns41:value-type="float" table:style-name="TL Data" office:value="5474" office:value-type="float">
            <text:p>5,4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Aagtekerke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0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Arnemuiden c.a.(Stad)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290" office:value-type="float">
            <text:p>1,29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0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Biggekerke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0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Domburg (binnen en buiten)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93" office:value-type="float">
            <text:p>3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Gapinge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7" table:style-name="TL Data" table:number-columns-repeated="2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1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35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Grijpskerke c.a.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50" office:value-type="float">
            <text:p>350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Kleverskerke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66" table:style-name="TL Data" table:number-columns-repeated="2" office:value-type="float">
            <text:p>6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1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300" office:value-type="float">
            <text:p>1,30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43" office:value-type="float">
            <text:p>6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Melis- en Mariekerke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35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Nieuw- en St. Joostland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office:value="108" table:style-name="TL Data" table:number-columns-repeated="2" office:value-type="float">
            <text:p>1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2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Oostkapelle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office:value="157" table:style-name="TL Data" table:number-columns-repeated="2" office:value-type="float">
            <text:p>1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Oost- en West-Souburg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Ritthem c.a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office:value="75" table:style-name="TL Data" table:number-columns-repeated="2" office:value-type="float">
            <text:p>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Serooskerke c.a. (op Walcheren)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71" office:value-type="float">
            <text:p>47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52" office:value-type="float">
            <text:p>452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St. Laurens en Brigdamme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Vrouwepolder c.a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office:value="390" table:style-name="TL Data" table:number-columns-repeated="2" office:value-type="float">
            <text:p>39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90" office:value-type="float">
            <text:p>390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Westkapelle c.a.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914" office:value-type="float">
            <text:p>1,914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Zoutelande c.a.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office:value="268" table:style-name="TL Data" table:number-columns-repeated="2" office:value-type="float">
            <text:p>268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office:value="268" table:style-name="TL Data" table:number-columns-repeated="2" office:value-type="float">
            <text:p>268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84" table:style-name="TL Data" table:number-columns-repeated="2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12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 table:number-columns-repeated="2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EERST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94" office:value-type="float">
            <text:p>2,194</text:p>
          </table:table-cell>
          <table:table-cell table:style-name="TL Data"/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2744" office:value-type="float">
            <text:p>2,744</text:p>
          </table:table-cell>
          <table:table-cell ns41:value-type="float" table:style-name="TL Data" office:value="6681" office:value-type="float">
            <text:p>6,681</text:p>
          </table:table-cell>
          <table:table-cell ns41:value-type="float" table:style-name="TL Data" office:value="6883" office:value-type="float">
            <text:p>6,883</text:p>
          </table:table-cell>
          <table:table-cell ns41:value-type="float" table:style-name="TL Data" office:value="13564" office:value-type="float">
            <text:p>13,564</text:p>
          </table:table-cell>
          <table:table-cell ns41:value-type="float" table:style-name="TL Data" office:value="6520" office:value-type="float">
            <text:p>6,520</text:p>
          </table:table-cell>
          <table:table-cell ns41:value-type="float" table:style-name="TL Data" office:value="6700" office:value-type="float">
            <text:p>6,70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157" office:value-type="float">
            <text:p>4,157</text:p>
          </table:table-cell>
          <table:table-cell ns41:value-type="float" table:style-name="TL Data" office:value="4093" office:value-type="float">
            <text:p>4,093</text:p>
          </table:table-cell>
          <table:table-cell ns41:value-type="float" table:style-name="TL Data" office:value="2270" office:value-type="float">
            <text:p>2,270</text:p>
          </table:table-cell>
          <table:table-cell ns41:value-type="float" table:style-name="TL Data" office:value="2268" office:value-type="float">
            <text:p>2,26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609" office:value-type="float">
            <text:p>4,609</text:p>
          </table:table-cell>
          <table:table-cell ns41:value-type="float" table:style-name="TL Data" office:value="4533" office:value-type="float">
            <text:p>4,533</text:p>
          </table:table-cell>
          <table:table-cell ns41:value-type="float" table:style-name="TL Data" office:value="2002" office:value-type="float">
            <text:p>2,002</text:p>
          </table:table-cell>
          <table:table-cell ns41:value-type="float" table:style-name="TL Data" office:value="2287" office:value-type="float">
            <text:p>2,28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01" office:value-type="float">
            <text:p>6,501</text:p>
          </table:table-cell>
          <table:table-cell ns41:value-type="float" table:style-name="TL Data" office:value="6760" office:value-type="float">
            <text:p>6,7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Bommenede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Brouwershaven (Stad)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719" office:value-type="float">
            <text:p>719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537" office:value-type="float">
            <text:p>1,537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741" office:value-type="float">
            <text:p>74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29" office:value-type="float">
            <text:p>729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Burgh, c.a.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Dreischor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Duivendijke c.a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Elkerzee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35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Ellemeet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2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14" office:value-type="float">
            <text:p>414</text:p>
          </table:table-cell>
          <table:table-cell table:style-name="TL Data" table:number-columns-repeated="2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40" table:style-name="TL Data" table:number-columns-repeated="2" office:value-type="float">
            <text:p>240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Nieuwerkerk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085" office:value-type="float">
            <text:p>1,08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0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93" office:value-type="float">
            <text:p>49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17" office:value-type="float">
            <text:p>31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Noordwelle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office:value="74" table:style-name="TL Data" table:number-columns-repeated="2" office:value-type="float">
            <text:p>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22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Oosterland en Sir Jansland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272" office:value-type="float">
            <text:p>1,27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637" office:value-type="float">
            <text:p>637</text:p>
          </table:table-cell>
          <table:table-cell table:style-name="TL Data" table:number-columns-repeated="20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Oud-Vossemeer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573" office:value-type="float">
            <text:p>1,573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 table:number-columns-repeated="20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Ouwerkerk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96" office:value-type="float">
            <text:p>39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93" office:value-type="float">
            <text:p>39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340" office:value-type="float">
            <text:p>1,34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68" office:value-type="float">
            <text:p>668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Renesse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office:value="80" table:style-name="TL Data" table:number-columns-repeated="2" office:value-type="float">
            <text:p>8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240" office:value-type="float">
            <text:p>1,24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office:value="155" table:style-name="TL Data" table:number-columns-repeated="2" office:value-type="float">
            <text:p>15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90" office:value-type="float">
            <text:p>590</text:p>
          </table:table-cell>
          <table:table-cell table:style-name="TL Data" table:number-columns-repeated="2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Sint Annaland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632" office:value-type="float">
            <text:p>1,632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62" office:value-type="float">
            <text:p>762</text:p>
          </table:table-cell>
          <table:table-cell table:style-name="TL Data" table:number-columns-repeated="2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Sint Maartensdijk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2031" office:value-type="float">
            <text:p>2,031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978" office:value-type="float">
            <text:p>978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Sint Philipsland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0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Stavenisse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508" table:style-name="TL Data" table:number-columns-repeated="2" office:value-type="float">
            <text:p>50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25" office:value-type="float">
            <text:p>625</text:p>
          </table:table-cell>
          <table:table-cell table:style-name="TL Data" table:number-columns-repeated="2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Zonnemaire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office:value="96" table:style-name="TL Data" table:number-columns-repeated="2" office:value-type="float">
            <text:p>9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TWEE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349" office:value-type="float">
            <text:p>3,34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42" office:value-type="float">
            <text:p>3,6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66" office:value-type="float">
            <text:p>3,366</text:p>
          </table:table-cell>
          <table:table-cell ns41:value-type="float" table:style-name="TL Data" office:value="4769" office:value-type="float">
            <text:p>4,769</text:p>
          </table:table-cell>
          <table:table-cell ns41:value-type="float" table:style-name="TL Data" office:value="11717" office:value-type="float">
            <text:p>11,717</text:p>
          </table:table-cell>
          <table:table-cell ns41:value-type="float" table:style-name="TL Data" office:value="11438" office:value-type="float">
            <text:p>11,438</text:p>
          </table:table-cell>
          <table:table-cell ns41:value-type="float" table:style-name="TL Data" office:value="23155" office:value-type="float">
            <text:p>23,155</text:p>
          </table:table-cell>
          <table:table-cell ns41:value-type="float" table:style-name="TL Data" office:value="11375" office:value-type="float">
            <text:p>11,375</text:p>
          </table:table-cell>
          <table:table-cell ns41:value-type="float" table:style-name="TL Data" office:value="11173" office:value-type="float">
            <text:p>11,17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525" office:value-type="float">
            <text:p>7,525</text:p>
          </table:table-cell>
          <table:table-cell ns41:value-type="float" table:style-name="TL Data" office:value="6804" office:value-type="float">
            <text:p>6,804</text:p>
          </table:table-cell>
          <table:table-cell ns41:value-type="float" table:style-name="TL Data" office:value="3776" office:value-type="float">
            <text:p>3,776</text:p>
          </table:table-cell>
          <table:table-cell ns41:value-type="float" table:style-name="TL Data" office:value="3763" office:value-type="float">
            <text:p>3,76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508" office:value-type="float">
            <text:p>8,508</text:p>
          </table:table-cell>
          <table:table-cell ns41:value-type="float" table:style-name="TL Data" office:value="7812" office:value-type="float">
            <text:p>7,812</text:p>
          </table:table-cell>
          <table:table-cell ns41:value-type="float" table:style-name="TL Data" office:value="2705" office:value-type="float">
            <text:p>2,705</text:p>
          </table:table-cell>
          <table:table-cell ns41:value-type="float" table:style-name="TL Data" office:value="3253" office:value-type="float">
            <text:p>3,25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130" office:value-type="float">
            <text:p>11,130</text:p>
          </table:table-cell>
          <table:table-cell ns41:value-type="float" table:style-name="TL Data" office:value="10976" office:value-type="float">
            <text:p>10,976</text:p>
          </table:table-cell>
          <table:table-cell table:style-name="TL Data" table:number-columns-repeated="8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Baarland c.a.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 table:number-columns-repeated="20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Borssele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Cats</text:p>
          </table:table-cell>
          <table:table-cell/>
          <table:table-cell ns41:value-type="string" table:style-name="TL Data" office:value-type="string">
            <text:p>57/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0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Colijnsplaat</text:p>
          </table:table-cell>
          <table:table-cell/>
          <table:table-cell ns41:value-type="string" table:style-name="TL Data" office:value-type="string">
            <text:p>266/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698" office:value-type="float">
            <text:p>1,698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0"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Driewege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2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Ellewoutsdijk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Fort Bath en Bath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's Gravenpolder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office:value="329" table:style-name="TL Data" table:number-columns-repeated="2" office:value-type="float">
            <text:p>3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s Heer Abtskerke c.a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0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's Heer Arendskerke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821" office:value-type="float">
            <text:p>1,821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45" office:value-type="float">
            <text:p>545</text:p>
          </table:table-cell>
          <table:table-cell table:style-name="TL Data" table:number-columns-repeated="20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's Heerenhoek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's Heer Hendrikskinderen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0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Heinkenszand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466" office:value-type="float">
            <text:p>1,466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20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Hoedekenskerke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Kapelle c.a.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office:value="707" table:style-name="TL Data" table:number-columns-repeated="2" office:value-type="float">
            <text:p>707</text:p>
          </table:table-cell>
          <table:table-cell ns41:value-type="float" table:style-name="TL Data" office:value="1414" office:value-type="float">
            <text:p>1,414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20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Kattendijke c.a.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office:value="378" table:style-name="TL Data" table:number-columns-repeated="2" office:value-type="float">
            <text:p>3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Kloetinge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office:value="155" table:style-name="TL Data" table:number-columns-repeated="2" office:value-type="float">
            <text:p>15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248" table:style-name="TL Data" table:number-columns-repeated="2" office:value-type="float">
            <text:p>248</text:p>
          </table:table-cell>
          <table:table-cell ns41:value-type="float" office:value="204" table:style-name="TL Data" table:number-columns-repeated="2" office:value-type="float">
            <text:p>2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20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Kortgene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46" office:value-type="float">
            <text:p>44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Krabbendijke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206" office:value-type="float">
            <text:p>1,206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office:value="198" table:style-name="TL Data" table:number-columns-repeated="2" office:value-type="float">
            <text:p>1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92" office:value-type="float">
            <text:p>59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Nisse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ns41:value-type="float" office:value="39" table:style-name="TL Data" table:number-columns-repeated="2" office:value-type="float">
            <text:p>3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Oudelande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20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Ovezande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office:value="93" table:style-name="TL Data" table:number-columns-repeated="2" office:value-type="float">
            <text:p>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Rilland en Maire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3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Schore en Vlake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2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Waarde c.a.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Wissekerke c.a.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203" office:value-type="float">
            <text:p>1,203</text:p>
          </table:table-cell>
          <table:table-cell ns41:value-type="float" table:style-name="TL Data" office:value="1265" office:value-type="float">
            <text:p>1,265</text:p>
          </table:table-cell>
          <table:table-cell ns41:value-type="float" table:style-name="TL Data" office:value="2468" office:value-type="float">
            <text:p>2,468</text:p>
          </table:table-cell>
          <table:table-cell ns41:value-type="float" table:style-name="TL Data" office:value="1196" office:value-type="float">
            <text:p>1,196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195" office:value-type="float">
            <text:p>1,195</text:p>
          </table:table-cell>
          <table:table-cell ns41:value-type="float" table:style-name="TL Data" office:value="1263" office:value-type="float">
            <text:p>1,263</text:p>
          </table:table-cell>
          <table:table-cell table:style-name="TL Data" table:number-columns-repeated="2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Wolphaartsdijk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388" office:value-type="float">
            <text:p>1,388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52" office:value-type="float">
            <text:p>652</text:p>
          </table:table-cell>
          <table:table-cell table:style-name="TL Data" table:number-columns-repeated="20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IJerseke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2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DER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174" office:value-type="float">
            <text:p>4,17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304" office:value-type="float">
            <text:p>4,3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82" office:value-type="float">
            <text:p>4,182</text:p>
          </table:table-cell>
          <table:table-cell ns41:value-type="float" table:style-name="TL Data" office:value="5553" office:value-type="float">
            <text:p>5,553</text:p>
          </table:table-cell>
          <table:table-cell ns41:value-type="float" table:style-name="TL Data" office:value="13129" office:value-type="float">
            <text:p>13,129</text:p>
          </table:table-cell>
          <table:table-cell ns41:value-type="float" table:style-name="TL Data" office:value="13301" office:value-type="float">
            <text:p>13,301</text:p>
          </table:table-cell>
          <table:table-cell ns41:value-type="float" table:style-name="TL Data" office:value="26430" office:value-type="float">
            <text:p>26,430</text:p>
          </table:table-cell>
          <table:table-cell ns41:value-type="float" table:style-name="TL Data" office:value="12712" office:value-type="float">
            <text:p>12,712</text:p>
          </table:table-cell>
          <table:table-cell ns41:value-type="float" table:style-name="TL Data" office:value="12999" office:value-type="float">
            <text:p>12,99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237" office:value-type="float">
            <text:p>8,237</text:p>
          </table:table-cell>
          <table:table-cell ns41:value-type="float" table:style-name="TL Data" office:value="7899" office:value-type="float">
            <text:p>7,899</text:p>
          </table:table-cell>
          <table:table-cell ns41:value-type="float" table:style-name="TL Data" office:value="4362" office:value-type="float">
            <text:p>4,362</text:p>
          </table:table-cell>
          <table:table-cell ns41:value-type="float" table:style-name="TL Data" office:value="4339" office:value-type="float">
            <text:p>4,33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63" office:value-type="float">
            <text:p>1,063</text:p>
          </table:table-cell>
          <table:table-cell ns41:value-type="float" table:style-name="TL Data" office:value="8271" office:value-type="float">
            <text:p>8,271</text:p>
          </table:table-cell>
          <table:table-cell ns41:value-type="float" table:style-name="TL Data" office:value="8155" office:value-type="float">
            <text:p>8,155</text:p>
          </table:table-cell>
          <table:table-cell ns41:value-type="float" table:style-name="TL Data" office:value="4388" office:value-type="float">
            <text:p>4,388</text:p>
          </table:table-cell>
          <table:table-cell ns41:value-type="float" table:style-name="TL Data" office:value="4843" office:value-type="float">
            <text:p>4,84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75" office:value-type="float">
            <text:p>10,675</text:p>
          </table:table-cell>
          <table:table-cell ns41:value-type="float" table:style-name="TL Data" office:value="10975" office:value-type="float">
            <text:p>10,9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1769" office:value-type="float">
            <text:p>1,769</text:p>
          </table:table-cell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Aardenburg (Stad)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628" office:value-type="float">
            <text:p>1,628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521" office:value-type="float">
            <text:p>521</text:p>
          </table:table-cell>
          <table:table-cell table:style-name="TL Data" table:number-columns-repeated="8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Biervliet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064" office:value-type="float">
            <text:p>1,064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2077" office:value-type="float">
            <text:p>2,077</text:p>
          </table:table-cell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Breskens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015" office:value-type="float">
            <text:p>1,015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899" office:value-type="float">
            <text:p>1,899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92" office:value-type="float">
            <text:p>792</text:p>
          </table:table-cell>
          <table:table-cell table:style-name="TL Data" table:number-columns-repeated="8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Eede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275" office:value-type="float">
            <text:p>1,275</text:p>
          </table:table-cell>
          <table:table-cell ns41:value-type="float" office:value="607" table:style-name="TL Data" table:number-columns-repeated="2" office:value-type="float">
            <text:p>60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office:value="169" table:style-name="TL Data" table:number-columns-repeated="2" office:value-type="float">
            <text:p>16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10" office:value-type="float">
            <text:p>61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2" office:value-type="float">
            <text:p>462</text:p>
          </table:table-cell>
          <table:table-cell table:style-name="TL Data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245" office:value-type="float">
            <text:p>1,245</text:p>
          </table:table-cell>
          <table:table-cell ns41:value-type="float" table:style-name="TL Data" office:value="1276" office:value-type="float">
            <text:p>1,276</text:p>
          </table:table-cell>
          <table:table-cell ns41:value-type="float" table:style-name="TL Data" office:value="2521" office:value-type="float">
            <text:p>2,521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1272" office:value-type="float">
            <text:p>1,27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09" office:value-type="float">
            <text:p>1,009</text:p>
          </table:table-cell>
          <table:table-cell ns41:value-type="float" table:style-name="TL Data" office:value="1039" office:value-type="float">
            <text:p>1,039</text:p>
          </table:table-cell>
          <table:table-cell table:style-name="TL Data" table:number-columns-repeated="8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Heille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2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Hoofdplaat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527" office:value-type="float">
            <text:p>1,52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4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22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47" office:value-type="float">
            <text:p>44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Kadzand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171" office:value-type="float">
            <text:p>1,171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Nieuwvliet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office:value="371" table:style-name="TL Data" table:number-columns-repeated="2" office:value-type="float">
            <text:p>371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Oostburg (Stad)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678" office:value-type="float">
            <text:p>1,678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13" office:value-type="float">
            <text:p>71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Retranchement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52" office:value-type="float">
            <text:p>352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Schoondijke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6" office:value-type="float">
            <text:p>336</text:p>
          </table:table-cell>
          <table:table-cell table:style-name="TL Data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03" office:value-type="float">
            <text:p>70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Sint Anna ter Muid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77" table:style-name="TL Data" table:number-columns-repeated="2" office:value-type="float">
            <text:p>77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office:value="79" table:style-name="TL Data" table:number-columns-repeated="2" office:value-type="float">
            <text:p>79</text:p>
          </table:table-cell>
          <table:table-cell table:style-name="TL Data" table:number-columns-repeated="2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Sint Kruis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office:value="68" table:style-name="TL Data" table:number-columns-repeated="2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4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2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Waterlandkerkje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office:value="86" table:style-name="TL Data" table:number-columns-repeated="2" office:value-type="float">
            <text:p>8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6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2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IJzendijke (Stad)</text:p>
          </table:table-cell>
          <table:table-cell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258" office:value-type="float">
            <text:p>1,258</text:p>
          </table:table-cell>
          <table:table-cell ns41:value-type="float" table:style-name="TL Data" office:value="1286" office:value-type="float">
            <text:p>1,286</text:p>
          </table:table-cell>
          <table:table-cell ns41:value-type="float" table:style-name="TL Data" office:value="2544" office:value-type="float">
            <text:p>2,544</text:p>
          </table:table-cell>
          <table:table-cell ns41:value-type="float" table:style-name="TL Data" office:value="1185" office:value-type="float">
            <text:p>1,185</text:p>
          </table:table-cell>
          <table:table-cell ns41:value-type="float" table:style-name="TL Data" office:value="1239" office:value-type="float">
            <text:p>1,23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698" office:value-type="float">
            <text:p>69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Zuidzande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44" office:value-type="float">
            <text:p>544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ER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952" office:value-type="float">
            <text:p>3,95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088" office:value-type="float">
            <text:p>4,0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56" office:value-type="float">
            <text:p>3,956</text:p>
          </table:table-cell>
          <table:table-cell ns41:value-type="float" table:style-name="TL Data" office:value="4541" office:value-type="float">
            <text:p>4,541</text:p>
          </table:table-cell>
          <table:table-cell ns41:value-type="float" table:style-name="TL Data" office:value="11322" office:value-type="float">
            <text:p>11,322</text:p>
          </table:table-cell>
          <table:table-cell ns41:value-type="float" table:style-name="TL Data" office:value="11417" office:value-type="float">
            <text:p>11,417</text:p>
          </table:table-cell>
          <table:table-cell ns41:value-type="float" table:style-name="TL Data" office:value="22739" office:value-type="float">
            <text:p>22,739</text:p>
          </table:table-cell>
          <table:table-cell ns41:value-type="float" table:style-name="TL Data" office:value="10813" office:value-type="float">
            <text:p>10,813</text:p>
          </table:table-cell>
          <table:table-cell ns41:value-type="float" table:style-name="TL Data" office:value="11123" office:value-type="float">
            <text:p>11,12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611" office:value-type="float">
            <text:p>7,611</text:p>
          </table:table-cell>
          <table:table-cell ns41:value-type="float" table:style-name="TL Data" office:value="7099" office:value-type="float">
            <text:p>7,099</text:p>
          </table:table-cell>
          <table:table-cell ns41:value-type="float" table:style-name="TL Data" office:value="3369" office:value-type="float">
            <text:p>3,369</text:p>
          </table:table-cell>
          <table:table-cell ns41:value-type="float" table:style-name="TL Data" office:value="3380" office:value-type="float">
            <text:p>3,38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6723" office:value-type="float">
            <text:p>6,723</text:p>
          </table:table-cell>
          <table:table-cell ns41:value-type="float" table:style-name="TL Data" office:value="6892" office:value-type="float">
            <text:p>6,892</text:p>
          </table:table-cell>
          <table:table-cell ns41:value-type="float" table:style-name="TL Data" office:value="3051" office:value-type="float">
            <text:p>3,051</text:p>
          </table:table-cell>
          <table:table-cell ns41:value-type="float" table:style-name="TL Data" office:value="3363" office:value-type="float">
            <text:p>3,36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76" office:value-type="float">
            <text:p>1,176</text:p>
          </table:table-cell>
          <table:table-cell ns41:value-type="float" table:style-name="TL Data" office:value="1006" office:value-type="float">
            <text:p>1,006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95" office:value-type="float">
            <text:p>7,295</text:p>
          </table:table-cell>
          <table:table-cell ns41:value-type="float" table:style-name="TL Data" office:value="7709" office:value-type="float">
            <text:p>7,709</text:p>
          </table:table-cell>
          <table:table-cell table:style-name="TL Data" table:number-columns-repeated="8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85" office:value-type="float">
            <text:p>3,885</text:p>
          </table:table-cell>
          <table:table-cell ns41:value-type="string" table:style-name="TL Data" office:value-type="string">
            <text:p>3.59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Boschkapelle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table:style-name="TL Data"/>
          <table:table-cell ns41:value-type="float" table:style-name="TL Data" office:value="202" office:value-type="float">
            <text:p>202</text:p>
          </table:table-cell>
          <table:table-cell table:style-name="TL Data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office:value="115" table:style-name="TL Data" table:number-columns-repeated="2" office:value-type="float">
            <text:p>1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2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76" office:value-type="float">
            <text:p>47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Clinge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1818" office:value-type="float">
            <text:p>1,818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88" office:value-type="float">
            <text:p>88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Graauw en Langendam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463" office:value-type="float">
            <text:p>1,463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2"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engstdijk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2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36" office:value-type="float">
            <text:p>33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oek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432" office:value-type="float">
            <text:p>1,432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Houtenisse</text:p>
          </table:table-cell>
          <table:table-cell/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2227" office:value-type="float">
            <text:p>2,227</text:p>
          </table:table-cell>
          <table:table-cell ns41:value-type="float" table:style-name="TL Data" office:value="2413" office:value-type="float">
            <text:p>2,413</text:p>
          </table:table-cell>
          <table:table-cell ns41:value-type="float" table:style-name="TL Data" office:value="4640" office:value-type="float">
            <text:p>4,640</text:p>
          </table:table-cell>
          <table:table-cell ns41:value-type="float" table:style-name="TL Data" office:value="2187" office:value-type="float">
            <text:p>2,187</text:p>
          </table:table-cell>
          <table:table-cell ns41:value-type="float" table:style-name="TL Data" office:value="2375" office:value-type="float">
            <text:p>2,37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9" office:value-type="float">
            <text:p>1,459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766" office:value-type="float">
            <text:p>1,766</text:p>
          </table:table-cell>
          <table:table-cell ns41:value-type="float" table:style-name="TL Data" office:value="1923" office:value-type="float">
            <text:p>1,92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107" office:value-type="float">
            <text:p>2,107</text:p>
          </table:table-cell>
          <table:table-cell ns41:value-type="float" table:style-name="TL Data" office:value="2289" office:value-type="float">
            <text:p>2,28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Koewacht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825" office:value-type="float">
            <text:p>1,825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2"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909" office:value-type="float">
            <text:p>90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Neuzen (Stad)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526" office:value-type="float">
            <text:p>1,526</text:p>
          </table:table-cell>
          <table:table-cell ns41:value-type="float" table:style-name="TL Data" office:value="1351" office:value-type="float">
            <text:p>1,351</text:p>
          </table:table-cell>
          <table:table-cell ns41:value-type="float" table:style-name="TL Data" office:value="2877" office:value-type="float">
            <text:p>2,877</text:p>
          </table:table-cell>
          <table:table-cell ns41:value-type="float" table:style-name="TL Data" office:value="1199" office:value-type="float">
            <text:p>1,199</text:p>
          </table:table-cell>
          <table:table-cell ns41:value-type="float" table:style-name="TL Data" office:value="1263" office:value-type="float">
            <text:p>1,26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1080" office:value-type="float">
            <text:p>1,0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Ossenisse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office:value="116" table:style-name="TL Data" table:number-columns-repeated="2" office:value-type="float">
            <text:p>1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2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Overslag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office:value="68" table:style-name="TL Data" table:number-columns-repeated="2" office:value-type="float">
            <text:p>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2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Philippine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Sas van Gent (Stad)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60" office:value-type="float">
            <text:p>46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Sint Jan Steen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2"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787" office:value-type="float">
            <text:p>78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Stoppeldijk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478" office:value-type="float">
            <text:p>1,478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2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703" office:value-type="float">
            <text:p>70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Westdorpe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419" office:value-type="float">
            <text:p>1,419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office:value="202" table:style-name="TL Data" table:number-columns-repeated="2" office:value-type="float">
            <text:p>20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2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75" office:value-type="float">
            <text:p>67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Zaanslag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201" office:value-type="float">
            <text:p>1,201</text:p>
          </table:table-cell>
          <table:table-cell ns41:value-type="float" table:style-name="TL Data" office:value="1199" office:value-type="float">
            <text:p>1,199</text:p>
          </table:table-cell>
          <table:table-cell ns41:value-type="float" table:style-name="TL Data" office:value="2400" office:value-type="float">
            <text:p>2,400</text:p>
          </table:table-cell>
          <table:table-cell ns41:value-type="float" table:style-name="TL Data" office:value="1201" office:value-type="float">
            <text:p>1,201</text:p>
          </table:table-cell>
          <table:table-cell ns41:value-type="float" table:style-name="TL Data" office:value="1199" office:value-type="float">
            <text:p>1,199</text:p>
          </table:table-cell>
          <table:table-cell table:style-name="TL Data" table:number-columns-repeated="6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097" office:value-type="float">
            <text:p>1,097</text:p>
          </table:table-cell>
          <table:table-cell ns41:value-type="float" table:style-name="TL Data" office:value="1103" office:value-type="float">
            <text:p>1,10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8" office:value-type="float">
            <text:p>7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Zuiddorpe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office:value="126" table:style-name="TL Data" table:number-columns-repeated="2" office:value-type="float">
            <text:p>1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GEMEENTEN TEN PLATTEN LANDE. VIJFDE DISTRIK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828" office:value-type="float">
            <text:p>4,82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979" office:value-type="float">
            <text:p>4,9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34" office:value-type="float">
            <text:p>4,834</text:p>
          </table:table-cell>
          <table:table-cell ns41:value-type="float" table:style-name="TL Data" office:value="5431" office:value-type="float">
            <text:p>5,431</text:p>
          </table:table-cell>
          <table:table-cell ns41:value-type="float" table:style-name="TL Data" office:value="13203" office:value-type="float">
            <text:p>13,203</text:p>
          </table:table-cell>
          <table:table-cell ns41:value-type="float" table:style-name="TL Data" office:value="13186" office:value-type="float">
            <text:p>13,186</text:p>
          </table:table-cell>
          <table:table-cell ns41:value-type="float" table:style-name="TL Data" office:value="26389" office:value-type="float">
            <text:p>26,389</text:p>
          </table:table-cell>
          <table:table-cell ns41:value-type="float" table:style-name="TL Data" office:value="12524" office:value-type="float">
            <text:p>12,524</text:p>
          </table:table-cell>
          <table:table-cell ns41:value-type="float" table:style-name="TL Data" office:value="12929" office:value-type="float">
            <text:p>12,929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815" office:value-type="float">
            <text:p>8,815</text:p>
          </table:table-cell>
          <table:table-cell ns41:value-type="float" table:style-name="TL Data" office:value="8190" office:value-type="float">
            <text:p>8,190</text:p>
          </table:table-cell>
          <table:table-cell ns41:value-type="float" table:style-name="TL Data" office:value="3933" office:value-type="float">
            <text:p>3,933</text:p>
          </table:table-cell>
          <table:table-cell ns41:value-type="float" table:style-name="TL Data" office:value="3914" office:value-type="float">
            <text:p>3,91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8821" office:value-type="float">
            <text:p>8,821</text:p>
          </table:table-cell>
          <table:table-cell ns41:value-type="float" table:style-name="TL Data" office:value="9079" office:value-type="float">
            <text:p>9,079</text:p>
          </table:table-cell>
          <table:table-cell ns41:value-type="float" table:style-name="TL Data" office:value="2479" office:value-type="float">
            <text:p>2,479</text:p>
          </table:table-cell>
          <table:table-cell ns41:value-type="float" table:style-name="TL Data" office:value="2643" office:value-type="float">
            <text:p>2,64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13" office:value-type="float">
            <text:p>1,413</text:p>
          </table:table-cell>
          <table:table-cell ns41:value-type="float" table:style-name="TL Data" office:value="1249" office:value-type="float">
            <text:p>1,24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82" office:value-type="float">
            <text:p>3,282</text:p>
          </table:table-cell>
          <table:table-cell ns41:value-type="float" table:style-name="TL Data" office:value="3207" office:value-type="float">
            <text:p>3,2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778" office:value-type="float">
            <text:p>9,778</text:p>
          </table:table-cell>
          <table:table-cell ns41:value-type="float" table:style-name="TL Data" office:value="9862" office:value-type="float">
            <text:p>9,86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STEDEN</text:p>
          </table:table-cell>
          <table:table-cell/>
          <table:table-cell ns41:value-type="float" table:style-name="TL Data" office:value="7590" office:value-type="float">
            <text:p>7,590</text:p>
          </table:table-cell>
          <table:table-cell ns41:value-type="float" table:style-name="TL Data" office:value="1951" office:value-type="float">
            <text:p>1,951</text:p>
          </table:table-cell>
          <table:table-cell ns41:value-type="float" table:style-name="TL Data" office:value="9541" office:value-type="float">
            <text:p>9,5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611" office:value-type="float">
            <text:p>7,611</text:p>
          </table:table-cell>
          <table:table-cell ns41:value-type="float" table:style-name="TL Data" office:value="10797" office:value-type="float">
            <text:p>10,797</text:p>
          </table:table-cell>
          <table:table-cell ns41:value-type="float" table:style-name="TL Data" office:value="22784" office:value-type="float">
            <text:p>22,784</text:p>
          </table:table-cell>
          <table:table-cell ns41:value-type="float" table:style-name="TL Data" office:value="25234" office:value-type="float">
            <text:p>25,234</text:p>
          </table:table-cell>
          <table:table-cell ns41:value-type="float" table:style-name="TL Data" office:value="48018" office:value-type="float">
            <text:p>48,018</text:p>
          </table:table-cell>
          <table:table-cell ns41:value-type="float" table:style-name="TL Data" office:value="20674" office:value-type="float">
            <text:p>20,674</text:p>
          </table:table-cell>
          <table:table-cell ns41:value-type="float" table:style-name="TL Data" office:value="24732" office:value-type="float">
            <text:p>24,732</text:p>
          </table:table-cell>
          <table:table-cell ns41:value-type="float" table:style-name="TL Data" office:value="1983" office:value-type="float">
            <text:p>1,98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4462" office:value-type="float">
            <text:p>14,462</text:p>
          </table:table-cell>
          <table:table-cell ns41:value-type="float" table:style-name="TL Data" office:value="15308" office:value-type="float">
            <text:p>15,308</text:p>
          </table:table-cell>
          <table:table-cell ns41:value-type="float" table:style-name="TL Data" office:value="7416" office:value-type="float">
            <text:p>7,416</text:p>
          </table:table-cell>
          <table:table-cell ns41:value-type="float" table:style-name="TL Data" office:value="7500" office:value-type="float">
            <text:p>7,50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426" office:value-type="float">
            <text:p>2,426</text:p>
          </table:table-cell>
          <table:table-cell ns41:value-type="float" table:style-name="TL Data" office:value="14842" office:value-type="float">
            <text:p>14,842</text:p>
          </table:table-cell>
          <table:table-cell ns41:value-type="float" table:style-name="TL Data" office:value="17055" office:value-type="float">
            <text:p>17,055</text:p>
          </table:table-cell>
          <table:table-cell ns41:value-type="float" table:style-name="TL Data" office:value="4034" office:value-type="float">
            <text:p>4,034</text:p>
          </table:table-cell>
          <table:table-cell ns41:value-type="float" table:style-name="TL Data" office:value="5388" office:value-type="float">
            <text:p>5,388</text:p>
          </table:table-cell>
          <table:table-cell ns41:value-type="float" table:style-name="TL Data" office:value="3083" office:value-type="float">
            <text:p>3,083</text:p>
          </table:table-cell>
          <table:table-cell ns41:value-type="float" table:style-name="TL Data" office:value="2118" office:value-type="float">
            <text:p>2,1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002" office:value-type="float">
            <text:p>16,002</text:p>
          </table:table-cell>
          <table:table-cell ns41:value-type="float" table:style-name="TL Data" office:value="18373" office:value-type="float">
            <text:p>18,37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3" office:value-type="float">
            <text:p>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277" office:value-type="float">
            <text:p>5,277</text:p>
          </table:table-cell>
          <table:table-cell ns41:value-type="float" table:style-name="TL Data" office:value="5474" office:value-type="float">
            <text:p>5,4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 1STE DISTRIKT.</text:p>
          </table:table-cell>
          <table:table-cell/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94" office:value-type="float">
            <text:p>2,194</text:p>
          </table:table-cell>
          <table:table-cell table:style-name="TL Data"/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2744" office:value-type="float">
            <text:p>2,744</text:p>
          </table:table-cell>
          <table:table-cell ns41:value-type="float" table:style-name="TL Data" office:value="6681" office:value-type="float">
            <text:p>6,681</text:p>
          </table:table-cell>
          <table:table-cell ns41:value-type="float" table:style-name="TL Data" office:value="6883" office:value-type="float">
            <text:p>6,883</text:p>
          </table:table-cell>
          <table:table-cell ns41:value-type="float" table:style-name="TL Data" office:value="13564" office:value-type="float">
            <text:p>13,564</text:p>
          </table:table-cell>
          <table:table-cell ns41:value-type="float" table:style-name="TL Data" office:value="6520" office:value-type="float">
            <text:p>6,520</text:p>
          </table:table-cell>
          <table:table-cell ns41:value-type="float" table:style-name="TL Data" office:value="6700" office:value-type="float">
            <text:p>6,70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157" office:value-type="float">
            <text:p>4,157</text:p>
          </table:table-cell>
          <table:table-cell ns41:value-type="float" table:style-name="TL Data" office:value="4093" office:value-type="float">
            <text:p>4,093</text:p>
          </table:table-cell>
          <table:table-cell ns41:value-type="float" table:style-name="TL Data" office:value="2270" office:value-type="float">
            <text:p>2,270</text:p>
          </table:table-cell>
          <table:table-cell ns41:value-type="float" table:style-name="TL Data" office:value="2268" office:value-type="float">
            <text:p>2,26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609" office:value-type="float">
            <text:p>4,609</text:p>
          </table:table-cell>
          <table:table-cell ns41:value-type="float" table:style-name="TL Data" office:value="4533" office:value-type="float">
            <text:p>4,533</text:p>
          </table:table-cell>
          <table:table-cell ns41:value-type="float" table:style-name="TL Data" office:value="2002" office:value-type="float">
            <text:p>2,002</text:p>
          </table:table-cell>
          <table:table-cell ns41:value-type="float" table:style-name="TL Data" office:value="2287" office:value-type="float">
            <text:p>2,28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01" office:value-type="float">
            <text:p>6,501</text:p>
          </table:table-cell>
          <table:table-cell ns41:value-type="float" table:style-name="TL Data" office:value="6760" office:value-type="float">
            <text:p>6,7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 2DE DISTRIKT.</text:p>
          </table:table-cell>
          <table:table-cell/>
          <table:table-cell ns41:value-type="float" table:style-name="TL Data" office:value="3349" office:value-type="float">
            <text:p>3,34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42" office:value-type="float">
            <text:p>3,6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66" office:value-type="float">
            <text:p>3,366</text:p>
          </table:table-cell>
          <table:table-cell ns41:value-type="float" table:style-name="TL Data" office:value="4769" office:value-type="float">
            <text:p>4,769</text:p>
          </table:table-cell>
          <table:table-cell ns41:value-type="float" table:style-name="TL Data" office:value="11717" office:value-type="float">
            <text:p>11,717</text:p>
          </table:table-cell>
          <table:table-cell ns41:value-type="float" table:style-name="TL Data" office:value="11438" office:value-type="float">
            <text:p>11,438</text:p>
          </table:table-cell>
          <table:table-cell ns41:value-type="float" table:style-name="TL Data" office:value="23155" office:value-type="float">
            <text:p>23,155</text:p>
          </table:table-cell>
          <table:table-cell ns41:value-type="float" table:style-name="TL Data" office:value="11375" office:value-type="float">
            <text:p>11,375</text:p>
          </table:table-cell>
          <table:table-cell ns41:value-type="float" table:style-name="TL Data" office:value="11173" office:value-type="float">
            <text:p>11,17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525" office:value-type="float">
            <text:p>7,525</text:p>
          </table:table-cell>
          <table:table-cell ns41:value-type="float" table:style-name="TL Data" office:value="6804" office:value-type="float">
            <text:p>6,804</text:p>
          </table:table-cell>
          <table:table-cell ns41:value-type="float" table:style-name="TL Data" office:value="3776" office:value-type="float">
            <text:p>3,776</text:p>
          </table:table-cell>
          <table:table-cell ns41:value-type="float" table:style-name="TL Data" office:value="3763" office:value-type="float">
            <text:p>3,76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508" office:value-type="float">
            <text:p>8,508</text:p>
          </table:table-cell>
          <table:table-cell ns41:value-type="float" table:style-name="TL Data" office:value="7812" office:value-type="float">
            <text:p>7,812</text:p>
          </table:table-cell>
          <table:table-cell ns41:value-type="float" table:style-name="TL Data" office:value="2705" office:value-type="float">
            <text:p>2,705</text:p>
          </table:table-cell>
          <table:table-cell ns41:value-type="float" table:style-name="TL Data" office:value="3253" office:value-type="float">
            <text:p>3,25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130" office:value-type="float">
            <text:p>11,130</text:p>
          </table:table-cell>
          <table:table-cell ns41:value-type="float" table:style-name="TL Data" office:value="10976" office:value-type="float">
            <text:p>10,976</text:p>
          </table:table-cell>
          <table:table-cell table:style-name="TL Data" table:number-columns-repeated="8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 3DE DISTRIKT.</text:p>
          </table:table-cell>
          <table:table-cell/>
          <table:table-cell ns41:value-type="string" table:style-name="TL Data" office:value-type="string">
            <text:p>4.174/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304" office:value-type="float">
            <text:p>4,3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82" office:value-type="float">
            <text:p>4,182</text:p>
          </table:table-cell>
          <table:table-cell ns41:value-type="float" table:style-name="TL Data" office:value="5553" office:value-type="float">
            <text:p>5,553</text:p>
          </table:table-cell>
          <table:table-cell ns41:value-type="float" table:style-name="TL Data" office:value="13129" office:value-type="float">
            <text:p>13,129</text:p>
          </table:table-cell>
          <table:table-cell ns41:value-type="float" table:style-name="TL Data" office:value="13301" office:value-type="float">
            <text:p>13,301</text:p>
          </table:table-cell>
          <table:table-cell ns41:value-type="float" table:style-name="TL Data" office:value="26430" office:value-type="float">
            <text:p>26,430</text:p>
          </table:table-cell>
          <table:table-cell ns41:value-type="float" table:style-name="TL Data" office:value="12712" office:value-type="float">
            <text:p>12,712</text:p>
          </table:table-cell>
          <table:table-cell ns41:value-type="float" table:style-name="TL Data" office:value="12999" office:value-type="float">
            <text:p>12,99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237" office:value-type="float">
            <text:p>8,237</text:p>
          </table:table-cell>
          <table:table-cell ns41:value-type="float" table:style-name="TL Data" office:value="7899" office:value-type="float">
            <text:p>7,899</text:p>
          </table:table-cell>
          <table:table-cell ns41:value-type="float" table:style-name="TL Data" office:value="4362" office:value-type="float">
            <text:p>4,362</text:p>
          </table:table-cell>
          <table:table-cell ns41:value-type="float" table:style-name="TL Data" office:value="4339" office:value-type="float">
            <text:p>4,33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63" office:value-type="float">
            <text:p>1,063</text:p>
          </table:table-cell>
          <table:table-cell ns41:value-type="float" table:style-name="TL Data" office:value="8271" office:value-type="float">
            <text:p>8,271</text:p>
          </table:table-cell>
          <table:table-cell ns41:value-type="float" table:style-name="TL Data" office:value="8155" office:value-type="float">
            <text:p>8,155</text:p>
          </table:table-cell>
          <table:table-cell ns41:value-type="float" table:style-name="TL Data" office:value="4388" office:value-type="float">
            <text:p>4,388</text:p>
          </table:table-cell>
          <table:table-cell ns41:value-type="float" table:style-name="TL Data" office:value="4843" office:value-type="float">
            <text:p>4,84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75" office:value-type="float">
            <text:p>10,675</text:p>
          </table:table-cell>
          <table:table-cell ns41:value-type="float" table:style-name="TL Data" office:value="10975" office:value-type="float">
            <text:p>10,9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1769" office:value-type="float">
            <text:p>1,769</text:p>
          </table:table-cell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 4DE DISTRIKT.</text:p>
          </table:table-cell>
          <table:table-cell/>
          <table:table-cell ns41:value-type="float" table:style-name="TL Data" office:value="3952" office:value-type="float">
            <text:p>3,95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088" office:value-type="float">
            <text:p>4,0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56" office:value-type="float">
            <text:p>3,956</text:p>
          </table:table-cell>
          <table:table-cell ns41:value-type="float" table:style-name="TL Data" office:value="4541" office:value-type="float">
            <text:p>4,541</text:p>
          </table:table-cell>
          <table:table-cell ns41:value-type="float" table:style-name="TL Data" office:value="11322" office:value-type="float">
            <text:p>11,322</text:p>
          </table:table-cell>
          <table:table-cell ns41:value-type="float" table:style-name="TL Data" office:value="11417" office:value-type="float">
            <text:p>11,417</text:p>
          </table:table-cell>
          <table:table-cell ns41:value-type="float" table:style-name="TL Data" office:value="22739" office:value-type="float">
            <text:p>22,739</text:p>
          </table:table-cell>
          <table:table-cell ns41:value-type="float" table:style-name="TL Data" office:value="10813" office:value-type="float">
            <text:p>10,813</text:p>
          </table:table-cell>
          <table:table-cell ns41:value-type="float" table:style-name="TL Data" office:value="11123" office:value-type="float">
            <text:p>11,12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611" office:value-type="float">
            <text:p>7,611</text:p>
          </table:table-cell>
          <table:table-cell ns41:value-type="float" table:style-name="TL Data" office:value="7099" office:value-type="float">
            <text:p>7,099</text:p>
          </table:table-cell>
          <table:table-cell ns41:value-type="float" table:style-name="TL Data" office:value="3369" office:value-type="float">
            <text:p>3,369</text:p>
          </table:table-cell>
          <table:table-cell ns41:value-type="float" table:style-name="TL Data" office:value="3380" office:value-type="float">
            <text:p>3,38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6723" office:value-type="float">
            <text:p>6,723</text:p>
          </table:table-cell>
          <table:table-cell ns41:value-type="float" table:style-name="TL Data" office:value="6892" office:value-type="float">
            <text:p>6,892</text:p>
          </table:table-cell>
          <table:table-cell ns41:value-type="float" table:style-name="TL Data" office:value="3051" office:value-type="float">
            <text:p>3,051</text:p>
          </table:table-cell>
          <table:table-cell ns41:value-type="float" table:style-name="TL Data" office:value="3363" office:value-type="float">
            <text:p>3,36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76" office:value-type="float">
            <text:p>1,176</text:p>
          </table:table-cell>
          <table:table-cell ns41:value-type="float" table:style-name="TL Data" office:value="1006" office:value-type="float">
            <text:p>1,006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95" office:value-type="float">
            <text:p>7,295</text:p>
          </table:table-cell>
          <table:table-cell ns41:value-type="float" table:style-name="TL Data" office:value="7709" office:value-type="float">
            <text:p>7,709</text:p>
          </table:table-cell>
          <table:table-cell table:style-name="TL Data" table:number-columns-repeated="8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85" office:value-type="float">
            <text:p>3,885</text:p>
          </table:table-cell>
          <table:table-cell ns41:value-type="float" table:style-name="TL Data" office:value="3590" office:value-type="float">
            <text:p>3,590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 5DE DISTRIKT.</text:p>
          </table:table-cell>
          <table:table-cell/>
          <table:table-cell ns41:value-type="float" table:style-name="TL Data" office:value="4828" office:value-type="float">
            <text:p>4,82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979" office:value-type="float">
            <text:p>4,9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34" office:value-type="float">
            <text:p>4,834</text:p>
          </table:table-cell>
          <table:table-cell ns41:value-type="float" table:style-name="TL Data" office:value="5431" office:value-type="float">
            <text:p>5,431</text:p>
          </table:table-cell>
          <table:table-cell ns41:value-type="float" table:style-name="TL Data" office:value="13203" office:value-type="float">
            <text:p>13,203</text:p>
          </table:table-cell>
          <table:table-cell ns41:value-type="float" table:style-name="TL Data" office:value="13186" office:value-type="float">
            <text:p>13,186</text:p>
          </table:table-cell>
          <table:table-cell ns41:value-type="float" table:style-name="TL Data" office:value="26389" office:value-type="float">
            <text:p>26,389</text:p>
          </table:table-cell>
          <table:table-cell ns41:value-type="float" table:style-name="TL Data" office:value="12524" office:value-type="float">
            <text:p>12,524</text:p>
          </table:table-cell>
          <table:table-cell ns41:value-type="float" table:style-name="TL Data" office:value="12929" office:value-type="float">
            <text:p>12,929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815" office:value-type="float">
            <text:p>8,815</text:p>
          </table:table-cell>
          <table:table-cell ns41:value-type="float" table:style-name="TL Data" office:value="8190" office:value-type="float">
            <text:p>8,190</text:p>
          </table:table-cell>
          <table:table-cell ns41:value-type="float" table:style-name="TL Data" office:value="3933" office:value-type="float">
            <text:p>3,933</text:p>
          </table:table-cell>
          <table:table-cell ns41:value-type="float" table:style-name="TL Data" office:value="3914" office:value-type="float">
            <text:p>3,91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8821" office:value-type="float">
            <text:p>8,821</text:p>
          </table:table-cell>
          <table:table-cell ns41:value-type="float" table:style-name="TL Data" office:value="9079" office:value-type="float">
            <text:p>9,079</text:p>
          </table:table-cell>
          <table:table-cell ns41:value-type="float" table:style-name="TL Data" office:value="2479" office:value-type="float">
            <text:p>2,479</text:p>
          </table:table-cell>
          <table:table-cell ns41:value-type="float" table:style-name="TL Data" office:value="2643" office:value-type="float">
            <text:p>2,64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13" office:value-type="float">
            <text:p>1,413</text:p>
          </table:table-cell>
          <table:table-cell ns41:value-type="float" table:style-name="TL Data" office:value="1249" office:value-type="float">
            <text:p>1,24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82" office:value-type="float">
            <text:p>3,282</text:p>
          </table:table-cell>
          <table:table-cell ns41:value-type="float" table:style-name="TL Data" office:value="3207" office:value-type="float">
            <text:p>3,2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778" office:value-type="float">
            <text:p>9,778</text:p>
          </table:table-cell>
          <table:table-cell ns41:value-type="float" table:style-name="TL Data" office:value="9862" office:value-type="float">
            <text:p>9,86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405" office:value-type="float">
            <text:p>18,405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19207" office:value-type="float">
            <text:p>19,20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440" office:value-type="float">
            <text:p>18,440</text:p>
          </table:table-cell>
          <table:table-cell ns41:value-type="float" table:style-name="TL Data" office:value="23038" office:value-type="float">
            <text:p>23,038</text:p>
          </table:table-cell>
          <table:table-cell ns41:value-type="float" table:style-name="TL Data" office:value="56052" office:value-type="float">
            <text:p>56,052</text:p>
          </table:table-cell>
          <table:table-cell ns41:value-type="float" table:style-name="TL Data" office:value="56225" office:value-type="float">
            <text:p>56,225</text:p>
          </table:table-cell>
          <table:table-cell ns41:value-type="float" table:style-name="TL Data" office:value="112277" office:value-type="float">
            <text:p>112,277</text:p>
          </table:table-cell>
          <table:table-cell ns41:value-type="float" table:style-name="TL Data" office:value="53944" office:value-type="float">
            <text:p>53,944</text:p>
          </table:table-cell>
          <table:table-cell ns41:value-type="float" table:style-name="TL Data" office:value="54924" office:value-type="float">
            <text:p>54,924</text:p>
          </table:table-cell>
          <table:table-cell ns41:value-type="float" table:style-name="TL Data" office:value="1914" office:value-type="float">
            <text:p>1,914</text:p>
          </table:table-cell>
          <table:table-cell ns41:value-type="float" table:style-name="TL Data" office:value="1221" office:value-type="float">
            <text:p>1,22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6345" office:value-type="float">
            <text:p>36,345</text:p>
          </table:table-cell>
          <table:table-cell ns41:value-type="float" table:style-name="TL Data" office:value="34085" office:value-type="float">
            <text:p>34,085</text:p>
          </table:table-cell>
          <table:table-cell ns41:value-type="float" table:style-name="TL Data" office:value="17710" office:value-type="float">
            <text:p>17,710</text:p>
          </table:table-cell>
          <table:table-cell ns41:value-type="float" table:style-name="TL Data" office:value="17664" office:value-type="float">
            <text:p>17,664</text:p>
          </table:table-cell>
          <table:table-cell ns41:value-type="float" table:style-name="TL Data" office:value="1997" office:value-type="float">
            <text:p>1,997</text:p>
          </table:table-cell>
          <table:table-cell ns41:value-type="float" table:style-name="TL Data" office:value="4476" office:value-type="float">
            <text:p>4,476</text:p>
          </table:table-cell>
          <table:table-cell ns41:value-type="float" table:style-name="TL Data" office:value="36932" office:value-type="float">
            <text:p>36,932</text:p>
          </table:table-cell>
          <table:table-cell ns41:value-type="float" table:style-name="TL Data" office:value="36471" office:value-type="float">
            <text:p>36,471</text:p>
          </table:table-cell>
          <table:table-cell ns41:value-type="float" table:style-name="TL Data" office:value="14625" office:value-type="float">
            <text:p>14,625</text:p>
          </table:table-cell>
          <table:table-cell ns41:value-type="float" table:style-name="TL Data" office:value="16389" office:value-type="float">
            <text:p>16,389</text:p>
          </table:table-cell>
          <table:table-cell ns41:value-type="float" table:style-name="TL Data" office:value="1708" office:value-type="float">
            <text:p>1,708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76" office:value-type="float">
            <text:p>2,676</text:p>
          </table:table-cell>
          <table:table-cell ns41:value-type="float" table:style-name="TL Data" office:value="2320" office:value-type="float">
            <text:p>2,3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883" office:value-type="float">
            <text:p>38,883</text:p>
          </table:table-cell>
          <table:table-cell ns41:value-type="float" table:style-name="TL Data" office:value="39627" office:value-type="float">
            <text:p>39,6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5901" office:value-type="float">
            <text:p>15,901</text:p>
          </table:table-cell>
          <table:table-cell ns41:value-type="float" table:style-name="TL Data" office:value="15515" office:value-type="float">
            <text:p>15,51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944"/>
        </table:table-row>
        <table:table-row table:style-name="ro2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STEDEN EN GEMEENTEN TEN PLATTEN LANDE.</text:p>
          </table:table-cell>
          <table:table-cell/>
          <table:table-cell ns41:value-type="float" table:style-name="TL Data" office:value="25995" office:value-type="float">
            <text:p>25,995</text:p>
          </table:table-cell>
          <table:table-cell ns41:value-type="float" table:style-name="TL Data" office:value="2753" office:value-type="float">
            <text:p>2,753</text:p>
          </table:table-cell>
          <table:table-cell ns41:value-type="float" table:style-name="TL Data" office:value="28748" office:value-type="float">
            <text:p>28,7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051" office:value-type="float">
            <text:p>26,051</text:p>
          </table:table-cell>
          <table:table-cell ns41:value-type="float" table:style-name="TL Data" office:value="33835" office:value-type="float">
            <text:p>33,835</text:p>
          </table:table-cell>
          <table:table-cell ns41:value-type="float" table:style-name="TL Data" office:value="78836" office:value-type="float">
            <text:p>78,836</text:p>
          </table:table-cell>
          <table:table-cell ns41:value-type="float" table:style-name="TL Data" office:value="81459" office:value-type="float">
            <text:p>81,459</text:p>
          </table:table-cell>
          <table:table-cell ns41:value-type="float" table:style-name="TL Data" office:value="160295" office:value-type="float">
            <text:p>160,295</text:p>
          </table:table-cell>
          <table:table-cell ns41:value-type="float" table:style-name="TL Data" office:value="74618" office:value-type="float">
            <text:p>74,618</text:p>
          </table:table-cell>
          <table:table-cell ns41:value-type="float" table:style-name="TL Data" office:value="79656" office:value-type="float">
            <text:p>79,656</text:p>
          </table:table-cell>
          <table:table-cell ns41:value-type="float" table:style-name="TL Data" office:value="3897" office:value-type="float">
            <text:p>3,897</text:p>
          </table:table-cell>
          <table:table-cell ns41:value-type="float" table:style-name="TL Data" office:value="1669" office:value-type="float">
            <text:p>1,66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04" office:value-type="float">
            <text:p>1,40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50807" office:value-type="float">
            <text:p>50,807</text:p>
          </table:table-cell>
          <table:table-cell ns41:value-type="float" table:style-name="TL Data" office:value="49393" office:value-type="float">
            <text:p>49,393</text:p>
          </table:table-cell>
          <table:table-cell ns41:value-type="float" table:style-name="TL Data" office:value="25126" office:value-type="float">
            <text:p>25,126</text:p>
          </table:table-cell>
          <table:table-cell ns41:value-type="float" table:style-name="TL Data" office:value="25164" office:value-type="float">
            <text:p>25,164</text:p>
          </table:table-cell>
          <table:table-cell ns41:value-type="float" table:style-name="TL Data" office:value="2903" office:value-type="float">
            <text:p>2,903</text:p>
          </table:table-cell>
          <table:table-cell ns41:value-type="float" table:style-name="TL Data" office:value="6902" office:value-type="float">
            <text:p>6,902</text:p>
          </table:table-cell>
          <table:table-cell ns41:value-type="float" table:style-name="TL Data" office:value="51774" office:value-type="float">
            <text:p>51,774</text:p>
          </table:table-cell>
          <table:table-cell ns41:value-type="float" table:style-name="TL Data" office:value="53526" office:value-type="float">
            <text:p>53,526</text:p>
          </table:table-cell>
          <table:table-cell ns41:value-type="float" table:style-name="TL Data" office:value="18659" office:value-type="float">
            <text:p>18,659</text:p>
          </table:table-cell>
          <table:table-cell ns41:value-type="float" table:style-name="TL Data" office:value="21777" office:value-type="float">
            <text:p>21,777</text:p>
          </table:table-cell>
          <table:table-cell ns41:value-type="float" table:style-name="TL Data" office:value="4791" office:value-type="float">
            <text:p>4,791</text:p>
          </table:table-cell>
          <table:table-cell ns41:value-type="float" table:style-name="TL Data" office:value="3110" office:value-type="float">
            <text:p>3,1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143" office:value-type="float">
            <text:p>3,143</text:p>
          </table:table-cell>
          <table:table-cell ns41:value-type="float" table:style-name="TL Data" office:value="2829" office:value-type="float">
            <text:p>2,82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4885" office:value-type="float">
            <text:p>54,885</text:p>
          </table:table-cell>
          <table:table-cell ns41:value-type="float" table:style-name="TL Data" office:value="58000" office:value-type="float">
            <text:p>5800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219" office:value-type="float">
            <text:p>1,219</text:p>
          </table:table-cell>
          <table:table-cell ns41:value-type="float" table:style-name="TL Data" office:value="1126" office:value-type="float">
            <text:p>1,126</text:p>
          </table:table-cell>
          <table:table-cell ns41:value-type="float" table:style-name="TL Data" office:value="21178" office:value-type="float">
            <text:p>21,178</text:p>
          </table:table-cell>
          <table:table-cell ns41:value-type="float" table:style-name="TL Data" office:value="20989" office:value-type="float">
            <text:p>20,9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94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5" table:default-cell-style-name="ce6"/>
        <table:table-column table:style-name="co4" table:default-cell-style-name="Default" table:number-columns-repeated="102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table:number-columns-repeated="6"/>
          <table:table-cell table:number-columns-repeated="1012"/>
        </table:table-row>
        <table:table-row table:style-name="ro1">
          <table:table-cell ns41:value-type="string" table:style-name="ce1" office:value-type="string">
            <text:p>Editregel</text:p>
          </table:table-cell>
          <table:table-cell ns41:value-type="string" table:style-name="ce1" office:value-type="string">
            <text:p>Deel telling</text:p>
          </table:table-cell>
          <table:table-cell ns41:value-type="string" table:style-name="ce1" office:value-type="string">
            <text:p>Rolnummer</text:p>
          </table:table-cell>
          <table:table-cell ns41:value-type="string" table:style-name="ce1" office:value-type="string">
            <text:p>Noten en opmerkingen</text:p>
          </table:table-cell>
          <table:table-cell table:style-name="ce1" table:number-columns-repeated="2"/>
          <table:table-cell table:style-name="ce58" table:number-columns-repeated="6"/>
          <table:table-cell table:number-columns-repeated="1012"/>
        </table:table-row>
        <table:table-row table:style-name="ro1">
          <table:table-cell table:style-name="TL Metadata"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ns41:value-type="float" table:style-name="TL Metadata" office:value="26791" office:value-type="float">
            <text:p>2679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2" office:value-type="float">
            <text:p>2679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3" office:value-type="float">
            <text:p>2679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4" office:value-type="float">
            <text:p>2679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5" office:value-type="float">
            <text:p>2679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6" office:value-type="float">
            <text:p>2679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7" office:value-type="float">
            <text:p>2679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8" office:value-type="float">
            <text:p>2679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799" office:value-type="float">
            <text:p>2679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0" office:value-type="float">
            <text:p>2680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1" office:value-type="float">
            <text:p>2680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2" office:value-type="float">
            <text:p>2680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3" office:value-type="float">
            <text:p>2680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4" office:value-type="float">
            <text:p>2680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5" office:value-type="float">
            <text:p>2680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6" office:value-type="float">
            <text:p>2680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7" office:value-type="float">
            <text:p>2680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8" office:value-type="float">
            <text:p>2680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09" office:value-type="float">
            <text:p>2680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0" office:value-type="float">
            <text:p>2681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1" office:value-type="float">
            <text:p>2681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2" office:value-type="float">
            <text:p>2681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3" office:value-type="float">
            <text:p>2681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4" office:value-type="float">
            <text:p>2681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5" office:value-type="float">
            <text:p>2681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6" office:value-type="float">
            <text:p>2681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7" office:value-type="float">
            <text:p>2681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8" office:value-type="float">
            <text:p>2681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19" office:value-type="float">
            <text:p>2681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0" office:value-type="float">
            <text:p>2682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1" office:value-type="float">
            <text:p>2682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2" office:value-type="float">
            <text:p>2682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3" office:value-type="float">
            <text:p>2682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4" office:value-type="float">
            <text:p>2682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5" office:value-type="float">
            <text:p>2682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6" office:value-type="float">
            <text:p>2682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7" office:value-type="float">
            <text:p>2682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8" office:value-type="float">
            <text:p>2682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29" office:value-type="float">
            <text:p>2682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0" office:value-type="float">
            <text:p>2683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1" office:value-type="float">
            <text:p>2683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2" office:value-type="float">
            <text:p>2683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3" office:value-type="float">
            <text:p>2683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4" office:value-type="float">
            <text:p>2683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5" office:value-type="float">
            <text:p>2683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6" office:value-type="float">
            <text:p>2683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7" office:value-type="float">
            <text:p>2683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8" office:value-type="float">
            <text:p>2683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2003201001" office:value-type="float">
            <text:p>380542003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39" office:value-type="float">
            <text:p>2683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0" office:value-type="float">
            <text:p>2684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1" office:value-type="float">
            <text:p>2684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2" office:value-type="float">
            <text:p>2684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3" office:value-type="float">
            <text:p>2684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4" office:value-type="float">
            <text:p>2684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5" office:value-type="float">
            <text:p>2684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6" office:value-type="float">
            <text:p>2684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7" office:value-type="float">
            <text:p>2684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8" office:value-type="float">
            <text:p>2684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ns41:value-type="string" table:style-name="TL Metadata" office:value-type="string">
            <text:p>3805430034010101 <text:s/>Hieronder twee tent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49" office:value-type="float">
            <text:p>2684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ns41:value-type="string" table:style-name="TL Metadata" office:value-type="string">
            <text:p>3805430034010112 <text:s/>Hieronder twee tent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0" office:value-type="float">
            <text:p>2685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1" office:value-type="float">
            <text:p>2685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2" office:value-type="float">
            <text:p>2685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3" office:value-type="float">
            <text:p>2685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4" office:value-type="float">
            <text:p>2685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5" office:value-type="float">
            <text:p>2685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6" office:value-type="float">
            <text:p>2685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7" office:value-type="float">
            <text:p>2685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8" office:value-type="float">
            <text:p>2685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59" office:value-type="float">
            <text:p>2685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0" office:value-type="float">
            <text:p>2686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1" office:value-type="float">
            <text:p>2686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2" office:value-type="float">
            <text:p>2686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3" office:value-type="float">
            <text:p>2686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4" office:value-type="float">
            <text:p>2686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5" office:value-type="float">
            <text:p>2686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6" office:value-type="float">
            <text:p>2686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7" office:value-type="float">
            <text:p>2686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8" office:value-type="float">
            <text:p>2686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69" office:value-type="float">
            <text:p>2686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0" office:value-type="float">
            <text:p>2687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1" office:value-type="float">
            <text:p>2687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2" office:value-type="float">
            <text:p>2687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3" office:value-type="float">
            <text:p>2687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4" office:value-type="float">
            <text:p>2687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5" office:value-type="float">
            <text:p>2687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6" office:value-type="float">
            <text:p>2687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7" office:value-type="float">
            <text:p>2687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8" office:value-type="float">
            <text:p>2687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79" office:value-type="float">
            <text:p>2687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0" office:value-type="float">
            <text:p>2688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1" office:value-type="float">
            <text:p>2688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2" office:value-type="float">
            <text:p>2688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3" office:value-type="float">
            <text:p>2688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4" office:value-type="float">
            <text:p>2688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5" office:value-type="float">
            <text:p>2688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6" office:value-type="float">
            <text:p>2688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7" office:value-type="float">
            <text:p>2688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8" office:value-type="float">
            <text:p>2688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3003401001" office:value-type="float">
            <text:p>380543003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89" office:value-type="float">
            <text:p>2688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0" office:value-type="float">
            <text:p>2689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1" office:value-type="float">
            <text:p>2689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2" office:value-type="float">
            <text:p>2689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3" office:value-type="float">
            <text:p>2689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4" office:value-type="float">
            <text:p>2689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5" office:value-type="float">
            <text:p>2689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6" office:value-type="float">
            <text:p>2689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7" office:value-type="float">
            <text:p>2689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8" office:value-type="float">
            <text:p>2689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899" office:value-type="float">
            <text:p>2689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0" office:value-type="float">
            <text:p>2690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1" office:value-type="float">
            <text:p>2690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2" office:value-type="float">
            <text:p>2690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3" office:value-type="float">
            <text:p>2690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4" office:value-type="float">
            <text:p>2690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5" office:value-type="float">
            <text:p>2690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6" office:value-type="float">
            <text:p>2690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7" office:value-type="float">
            <text:p>2690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8" office:value-type="float">
            <text:p>2690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09" office:value-type="float">
            <text:p>2690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0" office:value-type="float">
            <text:p>2691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1" office:value-type="float">
            <text:p>26911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2" office:value-type="float">
            <text:p>26912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601001" office:value-type="float">
            <text:p>380544003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3" office:value-type="float">
            <text:p>26913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4" office:value-type="float">
            <text:p>26914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5" office:value-type="float">
            <text:p>26915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6" office:value-type="float">
            <text:p>26916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ns41:value-type="string" table:style-name="TL Metadata" office:value-type="string">
            <text:p>3805440037020041 <text:s/>Hieronder vier tent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7" office:value-type="float">
            <text:p>26917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8" office:value-type="float">
            <text:p>26918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19" office:value-type="float">
            <text:p>26919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>
          <table:table-cell ns41:value-type="float" table:style-name="TL Metadata" office:value="26920" office:value-type="float">
            <text:p>26920</text:p>
          </table:table-cell>
          <table:table-cell ns41:value-type="string" table:style-name="TL Metadata" office:value-type="string">
            <text:p>Ze-2edl</text:p>
          </table:table-cell>
          <table:table-cell ns41:value-type="float" table:style-name="TL Metadata" office:value="380544003702001" office:value-type="float">
            <text:p>3805440037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0:16</meta:creation-date>
    <dc:creator>Helpdesk</dc:creator>
    <dc:date>2004-12-20T18:28:25</dc:date>
    <meta:document-statistic meta:object-count="0" meta:cell-count="5782" meta:table-count="2"/>
    <meta:generator>ODFPY/1.3.0dev</meta:generator>
  </office:meta>
</office:document-meta>
</file>